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a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ckito:</text:p>
      <text:p text:style-name="P1"/>
      <text:p text:style-name="Standard"/>
      <text:p text:style-name="Standard">La biblioteca **Mockito**, ampliamente usada en pruebas unitarias en Java, permite crear objetos simulados (mocks) para probar el comportamiento de clases y métodos de forma aislada. Aquí tienes un resumen de sus principales funciones, con explicaciones y ejemplos simples para cada una:</text:p>
      <text:p text:style-name="Standard"/>
      <text:p text:style-name="Standard">### 1. **`mock()`**</text:p>
      <text:p text:style-name="Standard">Crea un objeto simulado (mock) de una clase o interfaz.</text:p>
      <text:p text:style-name="Standard"/>
      <text:p text:style-name="Standard">**Ejemplo:**</text:p>
      <text:p text:style-name="Standard">```java</text:p>
      <text:p text:style-name="Standard">// Simula un objeto de la clase MyService</text:p>
      <text:p text:style-name="Standard">MyService mockService = mock(MyService.class);</text:p>
      <text:p text:style-name="Standard">```</text:p>
      <text:p text:style-name="Standard"/>
      <text:p text:style-name="Standard">### 2. **`when()`**</text:p>
      <text:p text:style-name="Standard">Define el comportamiento de un método en el objeto simulado.</text:p>
      <text:p text:style-name="Standard"/>
      <text:p text:style-name="Standard">**Ejemplo:**</text:p>
      <text:p text:style-name="Standard">```java</text:p>
      <text:p text:style-name="Standard">// Configura el mock para que el método `getName` devuelva "Test"</text:p>
      <text:p text:style-name="Standard">when(mockService.getName()).thenReturn("Test");</text:p>
      <text:p text:style-name="Standard">```</text:p>
      <text:p text:style-name="Standard"/>
      <text:p text:style-name="Standard">### 3. **`thenReturn()`**</text:p>
      <text:p text:style-name="Standard">Especifica el valor a devolver cuando se llama a un método.</text:p>
      <text:p text:style-name="Standard"/>
      <text:p text:style-name="Standard">**Ejemplo:**</text:p>
      <text:p text:style-name="Standard">```java</text:p>
      <text:p text:style-name="Standard">// Devuelve "Hello" cuando se llama a `sayHello()`</text:p>
      <text:p text:style-name="Standard">when(mockService.sayHello()).thenReturn("Hello");</text:p>
      <text:p text:style-name="Standard">```</text:p>
      <text:p text:style-name="Standard"/>
      <text:p text:style-name="Standard">### 4. **`verify()`**</text:p>
      <text:p text:style-name="Standard">Verifica que un método del objeto simulado fue llamado con ciertos parámetros.</text:p>
      <text:p text:style-name="Standard"/>
      <text:p text:style-name="Standard">**Ejemplo:**</text:p>
      <text:p text:style-name="Standard">```java</text:p>
      <text:p text:style-name="Standard">// Llama al método en el código de prueba</text:p>
      <text:p text:style-name="Standard">mockService.doSomething("Test");</text:p>
      <text:p text:style-name="Standard"/>
      <text:p text:style-name="Standard">// Verifica si el método fue llamado con "Test"</text:p>
      <text:p text:style-name="Standard">verify(mockService).doSomething("Test");</text:p>
      <text:p text:style-name="Standard">```</text:p>
      <text:p text:style-name="Standard"/>
      <text:p text:style-name="Standard">### 5. **`times()`**</text:p>
      <text:p text:style-name="Standard">Especifica cuántas veces debe haber sido llamado un método.</text:p>
      <text:p text:style-name="Standard"><text:soft-page-break/></text:p>
      <text:p text:style-name="Standard">**Ejemplo:**</text:p>
      <text:p text:style-name="Standard">```java</text:p>
      <text:p text:style-name="Standard">// Verifica que el método fue llamado exactamente 2 veces</text:p>
      <text:p text:style-name="Standard">verify(mockService, times(2)).doSomething("Test");</text:p>
      <text:p text:style-name="Standard">```</text:p>
      <text:p text:style-name="Standard"/>
      <text:p text:style-name="Standard">### 6. **`never()`**</text:p>
      <text:p text:style-name="Standard">Asegura que un método no haya sido llamado.</text:p>
      <text:p text:style-name="Standard"/>
      <text:p text:style-name="Standard">**Ejemplo:**</text:p>
      <text:p text:style-name="Standard">```java</text:p>
      <text:p text:style-name="Standard">// Verifica que el método no fue llamado</text:p>
      <text:p text:style-name="Standard">verify(mockService, never()).doSomething("Test");</text:p>
      <text:p text:style-name="Standard">```</text:p>
      <text:p text:style-name="Standard"/>
      <text:p text:style-name="Standard">### 7. **`any()`**</text:p>
      <text:p text:style-name="Standard">Permite usar un comodín para verificar cualquier valor como argumento.</text:p>
      <text:p text:style-name="Standard"/>
      <text:p text:style-name="Standard">**Ejemplo:**</text:p>
      <text:p text:style-name="Standard">```java</text:p>
      <text:p text:style-name="Standard">// Configura el mock para devolver "Hello" con cualquier argumento</text:p>
      <text:p text:style-name="Standard">when(mockService.sayHello(any(String.class))).thenReturn("Hello");</text:p>
      <text:p text:style-name="Standard">```</text:p>
      <text:p text:style-name="Standard"/>
      <text:p text:style-name="Standard">### 8. **`doReturn()`**</text:p>
      <text:p text:style-name="Standard">Define el comportamiento del mock sin necesidad de usar `when()`.</text:p>
      <text:p text:style-name="Standard"/>
      <text:p text:style-name="Standard">**Ejemplo:**</text:p>
      <text:p text:style-name="Standard">```java</text:p>
      <text:p text:style-name="Standard">// Devuelve "Mocked" sin usar when()</text:p>
      <text:p text:style-name="Standard">doReturn("Mocked").when(mockService).getName();</text:p>
      <text:p text:style-name="Standard">```</text:p>
      <text:p text:style-name="Standard"/>
      <text:p text:style-name="Standard">### 9. **`doThrow()`**</text:p>
      <text:p text:style-name="Standard">Simula que un método lanza una excepción.</text:p>
      <text:p text:style-name="Standard"/>
      <text:p text:style-name="Standard">**Ejemplo:**</text:p>
      <text:p text:style-name="Standard">```java</text:p>
      <text:p text:style-name="Standard">// Configura el mock para lanzar una excepción</text:p>
      <text:p text:style-name="Standard">doThrow(new RuntimeException("Error")).when(mockService).doSomething();</text:p>
      <text:p text:style-name="Standard">```</text:p>
      <text:p text:style-name="Standard"/>
      <text:p text:style-name="Standard">### 10. **`spy()`**</text:p>
      <text:p text:style-name="Standard">Permite espiar objetos reales (realiza llamadas reales a métodos no simulados).</text:p>
      <text:p text:style-name="Standard"/>
      <text:p text:style-name="Standard">**Ejemplo:**</text:p>
      <text:p text:style-name="Standard">```java</text:p>
      <text:p text:style-name="Standard">// Espía una instancia real</text:p>
      <text:p text:style-name="Standard"><text:soft-page-break/>MyService realService = new MyService();</text:p>
      <text:p text:style-name="Standard">MyService spyService = spy(realService);</text:p>
      <text:p text:style-name="Standard"/>
      <text:p text:style-name="Standard">// Simula un método específico</text:p>
      <text:p text:style-name="Standard">doReturn("Mocked Name").when(spyService).getName();</text:p>
      <text:p text:style-name="Standard">```</text:p>
      <text:p text:style-name="Standard"/>
      <text:p text:style-name="Standard">### 11. **`inOrder()`**</text:p>
      <text:p text:style-name="Standard">Verifica el orden en que se llaman los métodos en el mock.</text:p>
      <text:p text:style-name="Standard"/>
      <text:p text:style-name="Standard">**Ejemplo:**</text:p>
      <text:p text:style-name="Standard">```java</text:p>
      <text:p text:style-name="Standard">InOrder inOrder = inOrder(mockService);</text:p>
      <text:p text:style-name="Standard"/>
      <text:p text:style-name="Standard">// Llama a los métodos en orden</text:p>
      <text:p text:style-name="Standard">mockService.firstMethod();</text:p>
      <text:p text:style-name="Standard">mockService.secondMethod();</text:p>
      <text:p text:style-name="Standard"/>
      <text:p text:style-name="Standard">// Verifica el orden de las llamadas</text:p>
      <text:p text:style-name="Standard">inOrder.verify(mockService).firstMethod();</text:p>
      <text:p text:style-name="Standard">inOrder.verify(mockService).secondMethod();</text:p>
      <text:p text:style-name="Standard">```</text:p>
      <text:p text:style-name="Standard"/>
      <text:p text:style-name="Standard">### 12. **`argumentCaptor()`**</text:p>
      <text:p text:style-name="Standard">Captura argumentos pasados a un método para validarlos.</text:p>
      <text:p text:style-name="Standard"/>
      <text:p text:style-name="Standard">**Ejemplo:**</text:p>
      <text:p text:style-name="Standard">```java</text:p>
      <text:p text:style-name="Standard">// Captura argumentos</text:p>
      <text:p text:style-name="Standard">ArgumentCaptor&lt;String&gt; captor = ArgumentCaptor.forClass(String.class);</text:p>
      <text:p text:style-name="Standard"/>
      <text:p text:style-name="Standard">mockService.doSomething("Captured Value");</text:p>
      <text:p text:style-name="Standard">verify(mockService).doSomething(captor.capture());</text:p>
      <text:p text:style-name="Standard"/>
      <text:p text:style-name="Standard">// Verifica el argumento capturado</text:p>
      <text:p text:style-name="Standard">assertEquals("Captured Value", captor.getValue());</text:p>
      <text:p text:style-name="Standard">```</text:p>
      <text:p text:style-name="Standard"/>
      <text:p text:style-name="Standard">### 13. **`reset()`**</text:p>
      <text:p text:style-name="Standard">Resetea un mock para eliminar configuraciones o interacciones previas.</text:p>
      <text:p text:style-name="Standard"/>
      <text:p text:style-name="Standard">**Ejemplo:**</text:p>
      <text:p text:style-name="Standard">```java</text:p>
      <text:p text:style-name="Standard">// Resetea el mock</text:p>
      <text:p text:style-name="Standard">reset(mockService);</text:p>
      <text:p text:style-name="Standard">```</text:p>
      <text:p text:style-name="Standard"/>
      <text:p text:style-name="Standard">### 14. **`doAnswer()`**</text:p>
      <text:p text:style-name="Standard">Permite definir comportamientos personalizados al llamar a un método.</text:p>
      <text:p text:style-name="Standard"><text:soft-page-break/></text:p>
      <text:p text:style-name="Standard">**Ejemplo:**</text:p>
      <text:p text:style-name="Standard">```java</text:p>
      <text:p text:style-name="Standard">// Responde con lógica personalizada</text:p>
      <text:p text:style-name="Standard">doAnswer(invocation -&gt; {</text:p>
      <text:p text:style-name="Standard"><text:s text:c="4"/>String arg = invocation.getArgument(0);</text:p>
      <text:p text:style-name="Standard"><text:s text:c="4"/>return "Hello " + arg;</text:p>
      <text:p text:style-name="Standard">}).when(mockService).sayHello(any(String.class));</text:p>
      <text:p text:style-name="Standard">```</text:p>
      <text:p text:style-name="Standard"/>
      <text:p text:style-name="Standard">### 15. **`verifyNoInteractions()`**</text:p>
      <text:p text:style-name="Standard">Verifica que no se haya interactuado con un mock.</text:p>
      <text:p text:style-name="Standard"/>
      <text:p text:style-name="Standard">**Ejemplo:**</text:p>
      <text:p text:style-name="Standard">```java</text:p>
      <text:p text:style-name="Standard">// Verifica que no se llamaron métodos del mock</text:p>
      <text:p text:style-name="Standard">verifyNoInteractions(mockService);</text:p>
      <text:p text:style-name="Standard">```</text:p>
      <text:p text:style-name="Standard"/>
      <text:p text:style-name="Standard">### 16. **`verifyNoMoreInteractions()`**</text:p>
      <text:p text:style-name="Standard">Verifica que no haya interacciones adicionales con el mock después de ciertas verificaciones.</text:p>
      <text:p text:style-name="Standard"/>
      <text:p text:style-name="Standard">**Ejemplo:**</text:p>
      <text:p text:style-name="Standard">```java</text:p>
      <text:p text:style-name="Standard">// Verifica que no hubo interacciones adicionales</text:p>
      <text:p text:style-name="Standard">verify(mockService).doSomething("Test");</text:p>
      <text:p text:style-name="Standard">verifyNoMoreInteractions(mockService);</text:p>
      <text:p text:style-name="Standard">```</text:p>
      <text:p text:style-name="Standard"/>
      <text:p text:style-name="Standard">### 17. **`mockStatic()`**</text:p>
      <text:p text:style-name="Standard">Permite simular métodos estáticos (disponible desde Mockito 3.4.0).</text:p>
      <text:p text:style-name="Standard"/>
      <text:p text:style-name="Standard">**Ejemplo:**</text:p>
      <text:p text:style-name="Standard">```java</text:p>
      <text:p text:style-name="Standard">try (MockedStatic&lt;StaticClass&gt; mockedStatic = mockStatic(StaticClass.class)) {</text:p>
      <text:p text:style-name="Standard"><text:s text:c="4"/>mockedStatic.when(StaticClass::staticMethod).thenReturn("Mocked");</text:p>
      <text:p text:style-name="Standard">}</text:p>
      <text:p text:style-name="Standard">```</text:p>
      <text:p text:style-name="Standard"/>
      <text:p text:style-name="Standard">Con estas funciones, puedes crear y controlar simulaciones precisas en tus pruebas unitarias. ¿Te gustaría que profundice en alguno de estos ejemplos o casos más específicos?</text:p>
      <text:p text:style-name="Standard"/>
      <text:p text:style-name="Standard"/>
      <text:p text:style-name="Standard">El método **`MockitoAnnotations.openMocks(this)`** se utiliza en **Mockito** para inicializar los mocks y otras anotaciones en una clase de prueba, como `@Mock`, `@Spy`, y `@InjectMocks`. Este método busca las anotaciones en el objeto pasado como parámetro (normalmente, la propia clase de prueba) y crea automáticamente los objetos simulados (mocks) definidos en ellas.</text:p>
      <text:p text:style-name="Standard"/>
      <text:p text:style-name="Standard">### ¿Por qué usar `MockitoAnnotations.openMocks(this)`?</text:p>
      <text:p text:style-name="Standard"><text:soft-page-break/>Cuando usas anotaciones como `@Mock`, necesitas inicializar los mocks antes de usarlos. Aunque podrías usar un runner como `MockitoJUnitRunner` o `MockitoExtension`, en algunos casos necesitas hacerlo manualmente (por ejemplo, cuando no puedes usar esos runners o estás combinando otras bibliotecas de pruebas como JUnit 5 con extensiones adicionales).</text:p>
      <text:p text:style-name="Standard"/>
      <text:p text:style-name="Standard">---</text:p>
      <text:p text:style-name="Standard"/>
      <text:p text:style-name="Standard">### **Uso básico**</text:p>
      <text:p text:style-name="Standard"/>
      <text:p text:style-name="Standard">1. **Con `@Mock`:**</text:p>
      <text:p text:style-name="Standard">```java</text:p>
      <text:p text:style-name="Standard">import org.junit.jupiter.api.BeforeEach;</text:p>
      <text:p text:style-name="Standard">import org.junit.jupiter.api.Test;</text:p>
      <text:p text:style-name="Standard">import org.mockito.Mock;</text:p>
      <text:p text:style-name="Standard">import org.mockito.MockitoAnnotations;</text:p>
      <text:p text:style-name="Standard"/>
      <text:p text:style-name="Standard">import static org.mockito.Mockito.*;</text:p>
      <text:p text:style-name="Standard"/>
      <text:p text:style-name="Standard">class MyServiceTest {</text:p>
      <text:p text:style-name="Standard"/>
      <text:p text:style-name="Standard"><text:s text:c="4"/>@Mock</text:p>
      <text:p text:style-name="Standard"><text:s text:c="4"/>private Dependency mockDependency;</text:p>
      <text:p text:style-name="Standard"/>
      <text:p text:style-name="Standard"><text:s text:c="4"/>private MyService myService;</text:p>
      <text:p text:style-name="Standard"/>
      <text:p text:style-name="Standard"><text:s text:c="4"/>@BeforeEach</text:p>
      <text:p text:style-name="Standard"><text:s text:c="4"/>void setUp() {</text:p>
      <text:p text:style-name="Standard"><text:s text:c="8"/>// Inicializa los mocks marcados con @Mock</text:p>
      <text:p text:style-name="Standard"><text:s text:c="8"/>MockitoAnnotations.openMocks(this);</text:p>
      <text:p text:style-name="Standard"/>
      <text:p text:style-name="Standard"><text:s text:c="8"/>// Crea una instancia del servicio con el mock inyectado</text:p>
      <text:p text:style-name="Standard"><text:s text:c="8"/>myService = new MyService(mockDependency);</text:p>
      <text:p text:style-name="Standard"><text:s text:c="4"/>}</text:p>
      <text:p text:style-name="Standard"/>
      <text:p text:style-name="Standard"><text:s text:c="4"/>@Test</text:p>
      <text:p text:style-name="Standard"><text:s text:c="4"/>void testMyService() {</text:p>
      <text:p text:style-name="Standard"><text:s text:c="8"/>// Define comportamiento del mock</text:p>
      <text:p text:style-name="Standard"><text:s text:c="8"/>when(mockDependency.doSomething()).thenReturn("Mocked Response");</text:p>
      <text:p text:style-name="Standard"/>
      <text:p text:style-name="Standard"><text:s text:c="8"/>// Llama al método que queremos probar</text:p>
      <text:p text:style-name="Standard"><text:s text:c="8"/>String result = myService.callDependency();</text:p>
      <text:p text:style-name="Standard"/>
      <text:p text:style-name="Standard"><text:s text:c="8"/>// Verifica el resultado</text:p>
      <text:p text:style-name="Standard"><text:s text:c="8"/>assertEquals("Mocked Response", result);</text:p>
      <text:p text:style-name="Standard"/>
      <text:p text:style-name="Standard"><text:s text:c="8"/>// Verifica la interacción con el mock</text:p>
      <text:p text:style-name="Standard"><text:s text:c="8"/>verify(mockDependency).doSomething();</text:p>
      <text:p text:style-name="Standard"><text:s text:c="4"/>}</text:p>
      <text:p text:style-name="Standard">}</text:p>
      <text:p text:style-name="Standard"><text:soft-page-break/>```</text:p>
      <text:p text:style-name="Standard"/>
      <text:p text:style-name="Standard">2. **Con `@InjectMocks` para inyección automática:**</text:p>
      <text:p text:style-name="Standard">Si usas la anotación `@InjectMocks`, **Mockito** intenta inyectar automáticamente mocks o spies en una instancia de la clase que estás probando.</text:p>
      <text:p text:style-name="Standard"/>
      <text:p text:style-name="Standard">```java</text:p>
      <text:p text:style-name="Standard">import org.junit.jupiter.api.BeforeEach;</text:p>
      <text:p text:style-name="Standard">import org.junit.jupiter.api.Test;</text:p>
      <text:p text:style-name="Standard">import org.mockito.InjectMocks;</text:p>
      <text:p text:style-name="Standard">import org.mockito.Mock;</text:p>
      <text:p text:style-name="Standard">import org.mockito.MockitoAnnotations;</text:p>
      <text:p text:style-name="Standard"/>
      <text:p text:style-name="Standard">import static org.mockito.Mockito.*;</text:p>
      <text:p text:style-name="Standard"/>
      <text:p text:style-name="Standard">class MyServiceTest {</text:p>
      <text:p text:style-name="Standard"/>
      <text:p text:style-name="Standard"><text:s text:c="4"/>@Mock</text:p>
      <text:p text:style-name="Standard"><text:s text:c="4"/>private Dependency mockDependency;</text:p>
      <text:p text:style-name="Standard"/>
      <text:p text:style-name="Standard"><text:s text:c="4"/>@InjectMocks</text:p>
      <text:p text:style-name="Standard"><text:s text:c="4"/>private MyService myService; // Dependency se inyectará automáticamente</text:p>
      <text:p text:style-name="Standard"/>
      <text:p text:style-name="Standard"><text:s text:c="4"/>@BeforeEach</text:p>
      <text:p text:style-name="Standard"><text:s text:c="4"/>void setUp() {</text:p>
      <text:p text:style-name="Standard"><text:s text:c="8"/>// Inicializa las anotaciones</text:p>
      <text:p text:style-name="Standard"><text:s text:c="8"/>MockitoAnnotations.openMocks(this);</text:p>
      <text:p text:style-name="Standard"><text:s text:c="4"/>}</text:p>
      <text:p text:style-name="Standard"/>
      <text:p text:style-name="Standard"><text:s text:c="4"/>@Test</text:p>
      <text:p text:style-name="Standard"><text:s text:c="4"/>void testMyService() {</text:p>
      <text:p text:style-name="Standard"><text:s text:c="8"/>when(mockDependency.doSomething()).thenReturn("Mocked Response");</text:p>
      <text:p text:style-name="Standard"/>
      <text:p text:style-name="Standard"><text:s text:c="8"/>String result = myService.callDependency();</text:p>
      <text:p text:style-name="Standard"/>
      <text:p text:style-name="Standard"><text:s text:c="8"/>assertEquals("Mocked Response", result);</text:p>
      <text:p text:style-name="Standard"><text:s text:c="8"/>verify(mockDependency).doSomething();</text:p>
      <text:p text:style-name="Standard"><text:s text:c="4"/>}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**Detalles importantes**</text:p>
      <text:p text:style-name="Standard"/>
      <text:p text:style-name="Standard">1. **Alternativas a `MockitoAnnotations.openMocks(this)`**:</text:p>
      <text:p text:style-name="Standard"><text:s text:c="3"/>- Si usas **JUnit 4**, puedes usar el runner `@RunWith(MockitoJUnitRunner.class)`.</text:p>
      <text:p text:style-name="Standard"><text:s text:c="3"/>- En **JUnit 5**, puedes usar la extensión `@ExtendWith(MockitoExtension.class)`.</text:p>
      <text:p text:style-name="Standard"/>
      <text:p text:style-name="Standard"><text:soft-page-break/>2. **Cierre de recursos:**</text:p>
      <text:p text:style-name="Standard"><text:s text:c="3"/>A partir de Mockito 3.4.0, el método `openMocks` devuelve una instancia de tipo `AutoCloseable`. Esto se puede usar para asegurarte de liberar recursos (especialmente cuando trabajas con pruebas concurrentes).</text:p>
      <text:p text:style-name="Standard"/>
      <text:p text:style-name="Standard">**Ejemplo con `try-with-resources`:**</text:p>
      <text:p text:style-name="Standard">```java</text:p>
      <text:p text:style-name="Standard">private AutoCloseable closeable;</text:p>
      <text:p text:style-name="Standard"/>
      <text:p text:style-name="Standard">@BeforeEach</text:p>
      <text:p text:style-name="Standard">void setUp() {</text:p>
      <text:p text:style-name="Standard"><text:s text:c="4"/>closeable = MockitoAnnotations.openMocks(this);</text:p>
      <text:p text:style-name="Standard">}</text:p>
      <text:p text:style-name="Standard"/>
      <text:p text:style-name="Standard">@AfterEach</text:p>
      <text:p text:style-name="Standard">void tearDown() throws Exception {</text:p>
      <text:p text:style-name="Standard"><text:s text:c="4"/>closeable.close();</text:p>
      <text:p text:style-name="Standard">}</text:p>
      <text:p text:style-name="Standard">```</text:p>
      <text:p text:style-name="Standard"/>
      <text:p text:style-name="Standard">---</text:p>
      <text:p text:style-name="Standard"/>
      <text:p text:style-name="Standard">### **Cuándo usar `MockitoAnnotations.openMocks(this)`**</text:p>
      <text:p text:style-name="Standard">- Cuando prefieres inicializar manualmente los mocks en lugar de usar un runner o extensión.</text:p>
      <text:p text:style-name="Standard">- Cuando necesitas combinar otros frameworks en tu suite de pruebas y no puedes depender de `MockitoJUnitRunner` o `MockitoExtension`.</text:p>
      <text:p text:style-name="Standard"/>
      <text:p text:style-name="Standard">Esto lo hace especialmente útil en pruebas con **JUnit 5**, donde el enfoque manual es comú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2:36:50.584278288</meta:creation-date>
    <dc:date>2024-11-28T02:38:55.121086773</dc:date>
    <meta:editing-duration>PT2M5S</meta:editing-duration>
    <meta:editing-cycles>1</meta:editing-cycles>
    <meta:document-statistic meta:table-count="0" meta:image-count="0" meta:object-count="0" meta:page-count="7" meta:paragraph-count="229" meta:word-count="974" meta:character-count="8385" meta:non-whitespace-character-count="7391"/>
    <meta:generator>LibreOffice/24.8.2.1$MacOSX_X86_64 LibreOffice_project/0f794b6e29741098670a3b95d60478a65d05ef13</meta:generator>
  </office:meta>
</office:document-meta>
</file>